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5"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6"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2.25pt" style:font-style-asian="italic" style:font-weight-asian="bold" style:font-size-complex="14pt" style:font-style-complex="italic" style:font-weight-complex="bold"/>
    </style:style>
    <style:style style:name="P9" style:family="paragraph" style:parent-style-name="Standard">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loext:contextual-spacing="false" fo:margin-top="0.101cm" fo:margin-bottom="0.101cm" fo:line-height="115%" fo:text-align="justify" style:justify-single-word="false"/>
      <style:text-properties style:font-name="Times New Roman" fo:font-weight="normal" style:font-weight-asian="normal" style:font-weight-complex="normal"/>
    </style:style>
    <style:style style:name="P12" style:family="paragraph" style:parent-style-name="Standard" style:list-style-name="L1">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list-style-name="L2">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12pt" fo:font-style="normal" style:font-size-asian="10.5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21/2022</text:p>
            <text:p text:style-name="P4">3L</text:p>
            <text:p text:style-name="P4">Données semi-structurées</text:p>
            <text:p text:style-name="P4"/>
          </table:table-cell>
        </table:table-row>
      </table:table>
      <text:p text:style-name="Standard"/>
      <text:p text:style-name="P3">TP N° 04</text:p>
      <text:p text:style-name="P2"/>
      <text:p text:style-name="P6">Objectif</text:p>
      <text:p text:style-name="P5">L’objectif de cette série de TP est de réaliser un exemple d’exportation des données d’un Système d’Information en utilisant le format XML. Pour ce faire, il faut choisir le bon modèle (faire le bon passage entre le modèle E/A et le modèle hiérarchique du fcihier XML). L’exportation permettra une exploiatation des données à des fins d’échange ou bien de publication d’une manière indépendante de la base de données en production.</text:p>
      <text:p text:style-name="P5"/>
      <text:p text:style-name="P6">Enoncé</text:p>
      <text:p text:style-name="P11"><text:span text:style-name="T1">Il s’agit d’une app</text:span><text:span text:style-name="T1">l</text:span><text:span text:style-name="T1">ication de gestion des </text:span><text:span text:style-name="T1">client</text:span><text:span text:style-name="T1"> utilisée par un </text:span><text:span text:style-name="T1">magasin</text:span><text:span text:style-name="T1">. C</text:span><text:span text:style-name="T1">ette application lui permet de garder la trace de ses activités commerciales.</text:span></text:p>
      <text:p text:style-name="P11"><text:span text:style-name="T1">La table “</text:span><text:span text:style-name="T1">client</text:span><text:span text:style-name="T1">” </text:span><text:span text:style-name="T1">dans la base de données contient les champs suivants :</text:span></text:p>
      <text:list xml:id="list912728948180865403" text:style-name="L1">
        <text:list-item>
          <text:p text:style-name="P12">id_client,</text:p>
        </text:list-item>
        <text:list-item>
          <text:p text:style-name="P12">nom,</text:p>
        </text:list-item>
        <text:list-item>
          <text:p text:style-name="P12">prenom,</text:p>
        </text:list-item>
        <text:list-item>
          <text:p text:style-name="P12">téléphone,</text:p>
        </text:list-item>
        <text:list-item>
          <text:p text:style-name="P12">adresse</text:p>
        </text:list-item>
      </text:list>
      <text:p text:style-name="P9">Le id_client est généré séquentiellement.</text:p>
      <text:p text:style-name="P8"/>
      <text:p text:style-name="P8">Travail demandé</text:p>
      <text:p text:style-name="P9">Il est demandé de créer une application (fenêtre Swing) qui permet de :</text:p>
      <text:list xml:id="list6120964264426168724" text:style-name="L2">
        <text:list-item>
          <text:p text:style-name="P14">Visualiser la liste des clients dans une JTable,</text:p>
        </text:list-item>
        <text:list-item>
          <text:p text:style-name="P14">Exporter les données sous forme d’un fichier X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Text_20_body" style:display-name="Text body" style:family="paragraph" style:parent-style-name="Standard" style:class="text">
      <style:paragraph-properties loext:contextual-spacing="false" fo:margin-top="0cm" fo:margin-bottom="0.499cm" fo:line-height="12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editing-cycles>31</meta:editing-cycles>
    <meta:creation-date>2008-08-22T11:41:04</meta:creation-date>
    <dc:date>2022-03-01T00:21:26.83</dc:date>
    <meta:editing-duration>PT3H49M59S</meta:editing-duration>
    <meta:document-statistic meta:table-count="1" meta:image-count="0" meta:object-count="0" meta:page-count="1" meta:paragraph-count="22" meta:word-count="178" meta:character-count="1080"/>
    <dc:creator>Tarek Boutefara</dc:creator>
  </office:meta>
</office:document-meta>
</file>